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5865" officeooo:paragraph-rsid="00135865"/>
    </style:style>
    <style:style style:name="P2" style:family="paragraph" style:parent-style-name="Standard">
      <style:text-properties officeooo:rsid="00141363" officeooo:paragraph-rsid="00141363"/>
    </style:style>
    <style:style style:name="P3" style:family="paragraph" style:parent-style-name="Standard">
      <style:text-properties officeooo:rsid="0015549b" officeooo:paragraph-rsid="0015549b"/>
    </style:style>
    <style:style style:name="P4" style:family="paragraph" style:parent-style-name="Standard">
      <style:text-properties officeooo:rsid="0015a800" officeooo:paragraph-rsid="0015a800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35865" officeooo:paragraph-rsid="00135865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65c49" officeooo:paragraph-rsid="00165c49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82b95" officeooo:paragraph-rsid="00182b95" style:font-weight-asian="bold" style:font-weight-complex="bold"/>
    </style:style>
    <style:style style:name="P8" style:family="paragraph" style:parent-style-name="Standard">
      <style:text-properties officeooo:rsid="00165c49" officeooo:paragraph-rsid="00165c49"/>
    </style:style>
    <style:style style:name="P9" style:family="paragraph" style:parent-style-name="Standard">
      <style:text-properties style:text-underline-style="none" fo:font-weight="normal" officeooo:rsid="00182b95" officeooo:paragraph-rsid="00182b95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8676b" officeooo:paragraph-rsid="0018676b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c3402" officeooo:paragraph-rsid="001c340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"/>
    </style:style>
    <style:style style:name="T3" style:family="text">
      <style:text-properties officeooo:rsid="001ddc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ętle</text:p>
      <text:p text:style-name="P1"><text:span text:style-name="T1"/></text:p>
      <text:p text:style-name="P1"><text:span text:style-name="T1">Różnica między while i do while </text:span>– do while zawsze wykona operację przynajmniej raz, bez względu na spełnienie warunku, while zacznie się wykonywać dopiero, kiedy warunek zostanie spełniony</text:p>
      <text:p text:style-name="P1"/>
      <text:p text:style-name="P2">Zastosowanie pętli “do while” - zawsze wtedy kiedy czynność ma być wykonana, a następnie uzależninć dalsze działanie od wyniku tej czynności</text:p>
      <text:p text:style-name="P2"/>
      <text:p text:style-name="P3">Stosowanie instrukcji break w pętli while jest zazwyczaj błędem</text:p>
      <text:p text:style-name="P3"/>
      <text:p text:style-name="P4">Pętla for</text:p>
      <text:p text:style-name="P4"><text:tab/>-struktura</text:p>
      <text:p text:style-name="P4"><text:tab/><text:tab/>-3 sekcje</text:p>
      <text:p text:style-name="P4"><text:tab/><text:tab/><text:tab/>-deklaracja/inicjacja – określenie typu i wartości licznika na wejściu do pętli (opcjonalna)</text:p>
      <text:p text:style-name="P4"><text:tab/><text:tab/><text:tab/>-warunek – tak długo jak jest spełniony, pętla jest wykonywana (opcjonalna)</text:p>
      <text:p text:style-name="P4"><text:tab/><text:tab/><text:tab/>-modyfikacja (inkrementacja, dekrementacja, inne operacje) (opcjonalna)</text:p>
      <text:p text:style-name="P4"><text:tab/><text:tab/>-ciało – wykonywana operacja</text:p>
      <text:p text:style-name="P4"/>
      <text:p text:style-name="P4"/>
      <text:p text:style-name="P6">Operacje bitowe w java</text:p>
      <text:p text:style-name="P8"/>
      <text:p text:style-name="P8">Do wyświetlenia informacji bitowych o zmiennych możemy wykorzystać operacje bitowe </text:p>
      <text:p text:style-name="P8">- koniunkcja – jeżeli bitowo 1 się powtarzają, w wyniku 1 pozostanie w tym samym miejscu, w związku z tym wynik będzie &gt; 0</text:p>
      <text:p text:style-name="P8"><text:tab/><text:span text:style-name="T2">&amp;</text:span></text:p>
      <text:p text:style-name="P8">- alternatywa</text:p>
      <text:p text:style-name="P8"><text:tab/>|</text:p>
      <text:p text:style-name="P8"/>
      <text:p text:style-name="P8">Przesunięcie bitowe: </text:p>
      <text:p text:style-name="P8">- w lewo: &lt;&lt;</text:p>
      <text:p text:style-name="P8">- w prawo: &gt;&gt;</text:p>
      <text:p text:style-name="P8"/>
      <text:p text:style-name="P7">Typy złożone</text:p>
      <text:p text:style-name="P9"/>
      <text:p text:style-name="P9">Tablica z elementami int – traktujemy ją jako zbiór zmiennych integer</text:p>
      <text:p text:style-name="P9">Indeksowanie tablic zaczyna się od <text:span text:style-name="T1">0</text:span></text:p>
      <text:p text:style-name="P9"/>
      <text:p text:style-name="P10"><text:span text:style-name="T2">&lt;nazwa tablicy&gt;.length </text:span>– informuje nas o wielkości tablicy</text:p>
      <text:p text:style-name="P10"/>
      <text:p text:style-name="P11">W kodzie stworzyliśmy pętlę sortującą <text:span text:style-name="T3">wartości tablicy od najmniejszej do największej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00:34:31.085293185</meta:creation-date>
    <meta:generator>LibreOffice/5.1.4.2$Linux_X86_64 LibreOffice_project/10m0$Build-2</meta:generator>
    <dc:date>2016-09-02T11:46:07.902398161</dc:date>
    <meta:editing-duration>PT1H50M25S</meta:editing-duration>
    <meta:editing-cycles>4</meta:editing-cycles>
    <meta:document-statistic meta:table-count="0" meta:image-count="0" meta:object-count="0" meta:page-count="1" meta:paragraph-count="25" meta:word-count="180" meta:character-count="1254" meta:non-whitespace-character-count="1074"/>
  </office:meta>
</office:document-meta>
</file>